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Well Depth Sensor</text:p>
          </table:table-cell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9.5" calcext:value-type="currency">
            <text:p>$19.50</text:p>
          </table:table-cell>
          <table:table-cell table:style-name="ce16"/>
          <table:table-cell table:style-name="ce16" office:value-type="string" calcext:value-type="string">
            <text:p>TODO finalise the number used. 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 Standard 400V 1A Through Hole DO-41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1N4004RLGOSCT-ND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A10]*[.E10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digikey.com/product-detail/en/on-semiconductor/1N4004RLG/1N4004RLGOSCT-ND/822810" xlink:type="simple">https://www.digikey.com/product-detail/en/on-semiconductor/1N4004RLG/1N4004RLGOSCT-ND/822810</text:a></text:p>
          </table:table-cell>
          <table:table-cell office:value-type="string" calcext:value-type="string">
            <text:p>Need only 2 for the 1-Wire bus, but they're useful enough to buy at least 10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1]*[.E11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Cat6 Snagless Ethernet Patch Cable in White 20 Feet (about 6 meters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G9BMZI4</text:p>
          </table:table-cell>
          <table:table-cell table:style-name="ce8" office:value-type="currency" office:currency="USD" office:value="14.99" calcext:value-type="currency">
            <text:p>$14.99</text:p>
          </table:table-cell>
          <table:table-cell table:style-name="ce8" table:formula="of:=[.A12]*[.E12]" office:value-type="currency" office:currency="USD" office:value="14.99" calcext:value-type="currency">
            <text:p>$14.99</text:p>
          </table:table-cell>
          <table:table-cell office:value-type="string" calcext:value-type="string">
            <text:p><text:a xlink:href="https://www.amazon.com/Cable-Matters-Snagless-Ethernet-Patch/dp/B00G9BMZI4" xlink:type="simple">https://www.amazon.com/Cable-Matters-Snagless-Ethernet-Patch/dp/B00G9BMZI4</text:a></text:p>
          </table:table-cell>
          <table:table-cell office:value-type="string" calcext:value-type="string">
            <text:p>You'll cut this and make your own cable ends. This is cheaper than bulk unless you need 300 meters or mor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(100-Pack) Cat 6 RJ45 Modular Plugs for Stranded UTP Cabl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D5RFCE</text:p>
          </table:table-cell>
          <table:table-cell table:style-name="ce8" office:value-type="currency" office:currency="USD" office:value="12.95" calcext:value-type="currency">
            <text:p>$12.95</text:p>
          </table:table-cell>
          <table:table-cell table:style-name="ce8" table:formula="of:=[.A13]*[.E13]" office:value-type="currency" office:currency="USD" office:value="12.95" calcext:value-type="currency">
            <text:p>$12.95</text:p>
          </table:table-cell>
          <table:table-cell office:value-type="string" calcext:value-type="string">
            <text:p><text:a xlink:href="https://www.amazon.com/gp/product/B004D5RFCE" xlink:type="simple">https://www.amazon.com/gp/product/B004D5RFCE</text:a></text:p>
          </table:table-cell>
          <table:table-cell/>
          <table:table-cell table:style-name="ce3"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4-Pack RJ45 Color Coded Strain Relief Boots in Blue (50 Pieces per Pack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9QNV3E</text:p>
          </table:table-cell>
          <table:table-cell table:style-name="ce8" office:value-type="currency" office:currency="USD" office:value="11.99" calcext:value-type="currency">
            <text:p>$11.99</text:p>
          </table:table-cell>
          <table:table-cell table:style-name="ce8" table:formula="of:=[.A15]*[.E15]" office:value-type="currency" office:currency="USD" office:value="11.99" calcext:value-type="currency">
            <text:p>$11.99</text:p>
          </table:table-cell>
          <table:table-cell office:value-type="string" calcext:value-type="string">
            <text:p><text:a xlink:href="https://www.amazon.com/Cable-Matters-4-Pack-Strain-Relief/dp/B0049QNV3E" xlink:type="simple">https://www.amazon.com/Cable-Matters-4-Pack-Strain-Relief/dp/B0049QNV3E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ble Matters (5 Pack) Cat6 RJ45 Surface Mount Box - 1 Port in Whit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IO3H88C</text:p>
          </table:table-cell>
          <table:table-cell table:style-name="ce8" office:value-type="currency" office:currency="USD" office:value="21.99" calcext:value-type="currency">
            <text:p>$21.99</text:p>
          </table:table-cell>
          <table:table-cell table:style-name="ce8" table:formula="of:=[.A16]*[.E16]" office:value-type="currency" office:currency="USD" office:value="43.98" calcext:value-type="currency">
            <text:p>$43.98</text:p>
          </table:table-cell>
          <table:table-cell office:value-type="string" calcext:value-type="string">
            <text:p><text:a xlink:href="https://www.amazon.com/gp/product/B00IO3H88C" xlink:type="simple">https://www.amazon.com/gp/product/B00IO3H88C</text:a></text:p>
          </table:table-cell>
          <table:table-cell office:value-type="string" calcext:value-type="string">
            <text:p>These seemed simpler than custom designing a 3D printed box for the sensor-to-bus connection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MORE TO COME</text:p>
          </table:table-cell>
          <table:table-cell table:style-name="ce15"/>
          <table:table-cell table:style-name="ce7"/>
          <table:table-cell table:style-name="ce8"/>
          <table:table-cell table:style-name="ce8" table:formula="of:=[.A18]*[.E18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19]*[.E19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20]*[.E20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20])" office:value-type="currency" office:currency="USD" office:value="136.66" calcext:value-type="currency">
            <text:p>$136.66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Hookup Wire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2G/Cables to Go 19579 RJ11/RJ45 Crimping Tool with Cable Stripper (Black/Blue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006HTBR</text:p>
          </table:table-cell>
          <table:table-cell table:style-name="ce8" office:value-type="currency" office:currency="USD" office:value="28.27" calcext:value-type="currency">
            <text:p>$28.27</text:p>
          </table:table-cell>
          <table:table-cell table:style-name="ce8" table:formula="of:=[.A26]*[.E26]" office:value-type="currency" office:currency="USD" office:value="28.27" calcext:value-type="currency">
            <text:p>$28.27</text:p>
          </table:table-cell>
          <table:table-cell office:value-type="string" calcext:value-type="string">
            <text:p><text:a xlink:href="https://www.amazon.com/gp/product/B00006HTBR" xlink:type="simple">https://www.amazon.com/gp/product/B00006HTBR</text:a></text:p>
          </table:table-cell>
          <table:table-cell office:value-type="string" calcext:value-type="string">
            <text:p>There are less expensive ones, but I liked the reviews on this one.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7]*[.E2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8]*[.E2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9]*[.E29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0]*[.E30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26:.F30])" office:value-type="currency" office:currency="USD" office:value="38.27" calcext:value-type="currency">
            <text:p>$38.27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17:20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33M58S</meta:editing-duration>
    <meta:editing-cycles>74</meta:editing-cycles>
    <meta:generator>LibreOffice/5.3.4.2$Windows_X86_64 LibreOffice_project/f82d347ccc0be322489bf7da61d7e4ad13fe2ff3</meta:generator>
    <dc:date>2017-10-26T11:47:51.923000000</dc:date>
    <meta:document-statistic meta:table-count="1" meta:cell-count="142" meta:object-count="0"/>
    <meta:user-defined meta:name="Info 1"/>
    <meta:user-defined meta:name="Info 2"/>
    <meta:user-defined meta:name="Info 3"/>
    <meta:user-defined meta:name="Info 4"/>
  </office:meta>
</office:document-meta>
</file>